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style:font-face style:name="新細明體" svg:font-family="新細明體" style:font-family-generic="system" style:font-pitch="variable"/>
  </office:font-face-decls>
  <office:automatic-styles>
    <style:style style:name="P1" style:family="paragraph" style:parent-style-name="Standard">
      <style:text-properties style:language-asian="zh" style:country-asian="CN"/>
    </style:style>
    <style:style style:name="P2" style:family="paragraph" style:parent-style-name="Standard">
      <style:text-properties fo:font-size="18pt" style:font-name-asian="新細明體" style:font-size-asian="18pt" style:language-asian="zh" style:country-asian="TW" style:font-size-complex="18pt"/>
    </style:style>
    <style:style style:name="P3" style:family="paragraph" style:parent-style-name="Text_20_body">
      <style:paragraph-properties fo:margin-top="0cm" fo:margin-bottom="0.499cm"/>
    </style:style>
    <style:style style:name="P4" style:family="paragraph" style:parent-style-name="Text_20_body">
      <style:text-properties style:font-name-asian="新細明體" style:language-asian="zh" style:country-asian="TW"/>
    </style:style>
    <style:style style:name="P5" style:family="paragraph" style:parent-style-name="Text_20_body">
      <style:text-properties fo:font-size="12pt" style:font-name-asian="新細明體" style:font-size-asian="12pt" style:language-asian="zh" style:country-asian="TW" style:font-size-complex="12pt"/>
    </style:style>
    <style:style style:name="P6" style:family="paragraph" style:parent-style-name="Standard">
      <style:text-properties fo:font-size="18pt" style:font-size-asian="18pt" style:language-asian="zh" style:country-asian="CN" style:font-size-complex="18pt"/>
    </style:style>
    <style:style style:name="P7" style:family="paragraph" style:parent-style-name="Standard">
      <style:paragraph-properties fo:margin-top="0cm" fo:margin-bottom="0.499cm"/>
      <style:text-properties fo:font-size="12pt" style:font-name-asian="新細明體" style:font-size-asian="12pt" style:language-asian="zh" style:country-asian="TW" style:font-size-complex="12pt"/>
    </style:style>
    <style:style style:name="P8" style:family="paragraph" style:parent-style-name="Text_20_body">
      <style:paragraph-properties fo:margin-top="0cm" fo:margin-bottom="0.499cm"/>
      <style:text-properties fo:font-size="12pt" style:font-name-asian="新細明體" style:font-size-asian="12pt" style:language-asian="zh" style:country-asian="TW" style:font-size-complex="12pt"/>
    </style:style>
    <style:style style:name="P9" style:family="paragraph" style:parent-style-name="Text_20_body" style:list-style-name="L1">
      <style:paragraph-properties fo:margin-top="0cm" fo:margin-bottom="0.499cm"/>
      <style:text-properties fo:font-size="12pt" style:font-name-asian="新細明體" style:font-size-asian="12pt" style:language-asian="zh" style:country-asian="TW" style:font-size-complex="12pt"/>
    </style:style>
    <style:style style:name="P10" style:family="paragraph" style:parent-style-name="Text_20_body" style:list-style-name="L1">
      <style:paragraph-properties fo:margin-top="0cm" fo:margin-bottom="0.499cm"/>
    </style:style>
    <style:style style:name="P11" style:family="paragraph" style:parent-style-name="Heading_20_2">
      <style:text-properties fo:font-size="12pt" style:font-size-asian="12pt" style:language-asian="zh" style:country-asian="CN" style:font-size-complex="12pt"/>
    </style:style>
    <style:style style:name="T1" style:family="text">
      <style:text-properties fo:font-size="12pt" style:font-name-asian="新細明體" style:font-size-asian="12pt" style:language-asian="zh" style:country-asian="CN" style:font-size-complex="12pt"/>
    </style:style>
    <style:style style:name="T2" style:family="text">
      <style:text-properties fo:font-size="12pt" style:font-name-asian="新細明體" style:font-size-asian="12pt" style:language-asian="zh" style:country-asian="TW" style:font-size-complex="12pt"/>
    </style:style>
    <style:style style:name="T3" style:family="text">
      <style:text-properties style:font-name-asian="新細明體" style:language-asian="zh" style:country-asian="TW"/>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a xlink:type="simple" xlink:href="http://www.tldp.org/HOWTO/Software-Building-HOWTO.html"><text:span text:style-name="T3"/></text:a></text:p>
      <text:p text:style-name="P6"><text:a xlink:type="simple" xlink:href="http://www.tldp.org/HOWTO/Software-Building-HOWTO.html"><text:span text:style-name="T3">http://www.tldp.org/HOWTO/Software-Building-HOWTO.html</text:span></text:a></text:p>
      <text:p text:style-name="P2"/>
      <text:p text:style-name="Standard"><text:span text:style-name="T1">在linux</text:span><text:span text:style-name="T2">下編譯和安裝軟件</text:span></text:p>
      <text:p text:style-name="P11"><text:a xlink:type="simple" xlink:href="mailto:thegrendel@theriver.com"><text:span text:style-name="Strong_20_Emphasis"><text:span text:style-name="T3">Mendel Cooper</text:span></text:span></text:a><text:span text:style-name="T3"> --- </text:span><text:a xlink:type="simple" xlink:href="http://personal.riverusers.com/~thegrendel/">http://personal.riverusers.com/~thegrendel/</text:a></text:p>
      <text:p text:style-name="P4">v1.91, 27 July 1999 </text:p>
      <text:p text:style-name="P8">這是一份指導用戶在Linux下編譯和安裝類Unix軟件的全面的手冊。還有，這里還有一些rpm和deb的預編譯二進制包。</text:p>
      <text:p text:style-name="P3"><text:span text:style-name="T1">1.</text:span><text:span text:style-name="T2">介紹</text:span></text:p>
      <text:p text:style-name="P8">各種不同風格的unix和linux軟件包被從源碼壓縮成檔案。這些同樣的包被編譯后運行在不同的設備上，這樣軟件的作者不需要再制作不同版本的產品。軟件包的一個發行卻有如此多的化身，可以在intel上，在DEC alpha上，在RISC工作站上，乃至大型主機上。不幸的是，編譯和安裝軟件的責任被轉移到了終端用戶，系統管理員，鍵槃前面的朋友—你的身上。別擔心，盡管如此，這個過程遠沒有看起來那么可怕和神秘，這個指南會示范給你看。</text:p>
      <text:p text:style-name="P8">2.解包軟件</text:p>
      <text:p text:style-name="P8">如果你下載或者通過其他方式得到軟件包。大多數情況下是存檔或壓縮文件，是tar.gz或者.tgz，從tarball命令而來。首先把他復制到工作目錄。然后解壓他。適當的命令是tar xzvf filenam , filename是軟件的文件名。解壓的程序會將適當的文件放置它創建的子目錄中。注意，如果軟件包的名字有.z的后綴，那么以上的程序可以處理，盡管可以通過tar xvf 運行解壓。你可以通過tar tzvf filename 來預覽文件，文件內容會被列出來，但不會真的解壓。</text:p>
      <text:p text:style-name="P8">相對于上面的方法解壓“tarballs”包，下面命令也有相同的效果：</text:p>
      <text:p text:style-name="P5">gzip -cd filename | tar xvf - </text:p>
      <text:p text:style-name="P5">gunzip -c filename | tar xvf - </text:p>
      <text:p text:style-name="P3"><text:span text:style-name="T1">(“-” </text:span><text:span text:style-name="T2">會讓tar命令的結果做為前面的輸入）</text:span></text:p>
      <text:p text:style-name="P3"><text:span text:style-name="T1">如果是新的文件格式bzip2(.bz2)，可以用bzip2 -cd filename | tar xvf - </text:span><text:span text:style-name="T2">，或者更簡單的</text:span></text:p>
      <text:p text:style-name="P3"><text:span text:style-name="T1">tar xyvf filename</text:span><text:span text:style-name="T2">來處理，XXXXXXtar有適當地補充(祥請參加ftp://metalab.unc.edu/pub/Linux/docs/HOWTO/mini/Bzip)。</text:span></text:p>
      <text:p text:style-name="P3"><text:span text:style-name="T2">Debian的tar使用不同的補丁，有一個由</text:span><text:span text:style-name="T3">Hiroshi Takekawa</text:span><text:span text:style-name="T2">編寫，所以XXXXXX。</text:span></text:p>
      <text:p text:style-name="P8">（非常感謝R. Brock Lynn和Fabrizio Stefani 修改并更新了以上信息。）</text:p>
      <text:p text:style-name="P8">有時候軟件必須在用戶的主目錄，或者是其他特別指定的目錄，例如/,/usr/src,或者/ort,中解壓安裝，這些一般會在包的config信息文件中說明。如果你在解壓中遇到錯誤信息，可能就<text:soft-page-break/>是因為這個原因。如果包中有說明文檔，特別是README或INSTALL文件，你應該先閱讀一下。按照安裝的指南編輯一下config文件也是必要的。注意你沒有更改的那些普通的imake文件，這可能有意想不到的結果。許多軟件包允許你運行make install這個程序，自動的把二進制文件放到系統的適當的區域。</text:p>
      <text:list xml:id="list40163982" text:style-name="L1">
        <text:list-item>
          <text:p text:style-name="P9">你可能會碰到shar文件或者shell文檔，尤其是在互聯網的源碼新聞組里。保留他們在這里是因為人類容易讀懂他們，而且這樣將使新聞組容易分類他們和被拒絕的不合適的文件。他們可能可以通過unshar filename.shar 命令來解壓。另外這個程序會想tarballs一樣處理他們。</text:p>
        </text:list-item>
        <text:list-item>
          <text:p text:style-name="P10"><text:span text:style-name="T2">許多源碼檔案會被不標准的DOS,MAC,或者AMIGA壓縮處理，如zip,arc,lha,arj,zoo,rar,和shk。不過還好，</text:span><text:a xlink:type="simple" xlink:href="http://metalab.unc.edu/和其他站点都有linux下的解压软件用来处理他们中的大多数或全部类型"><text:span text:style-name="T3">http://metalab.unc.edu/</text:span></text:a><text:a xlink:type="simple" xlink:href="http://metalab.unc.edu/和其他站点都有linux下的解压软件用来处理他们中的大多数或全部类型">和其他站点都有</text:a><text:a xlink:type="simple" xlink:href="http://metalab.unc.edu/和其他站点都有linux下的解压软件用来处理他们中的大多数或全部类型"><text:span text:style-name="T3">linux</text:span></text:a><text:a xlink:type="simple" xlink:href="http://metalab.unc.edu/和其他站点都有linux下的解压软件用来处理他们中的大多数或全部类型">下的解压软件用来处理他们中的大多数或全部类型</text:a><text:span text:style-name="T2">。</text:span></text:p>
        </text:list-item>
      </text:list>
      <text:p text:style-name="P8">有時候，你需要使用列出的變更清單的patch或diff文件更新或者合并bug補丁到源碼文件中。在此例中，文檔或README會告訴你要做的。調用強大的larry wall的patch補丁的常規語法是patch&lt;patchfile。</text:p>
      <text:p text:style-name="P7">你現在可以向步驟的下一個階段進發了。</text:p>
      <text:p text:style-name="P1">3.使用make命令</text:p>
      <text:p text:style-name="P1">makefile文件是編譯程序的關鍵。它最簡單的形式，是編譯和構建二進制文件的一個腳本，是軟件包執行的一部分。makefile文件還可以讓你在更新軟件包是不用重新編譯所有的源文件，不過這些是後話了。</text:p>
      <text:p text:style-name="P1"/>
      <text:p text:style-name="P1">許多時候，makefile文件啟動CC或GCC。事實上這只是個預處理程序，C（或C++）編譯器，和連接器會被依次調用。目前執行的這個程序會將源代碼轉變成為計算機可執行的二進制文件。</text:p>
      <text:p text:style-name="P1"/>
      <text:p text:style-name="P1">調用make命令通常只需要輸入make。這被懷疑通常可以構建包中所有必需的可執行文件。可是，make還可以完成其他的任務，例如安裝文件到適當的目錄和移除失效的項目文件。運行make -n 可以預覽編譯過程，它會像被make觸發一樣輸出所有的命令，而實際上沒有執行他們。</text:p>
      <text:p text:style-name="P1"/>
      <text:p text:style-name="P1">只有最簡單的軟件使用普通的makefile。許多複雜的安裝程序需要按照你設備上的細節包括庫文件位置，包含的文件，和資源等因素來裁剪makefile。特別是編譯需要用到X11庫來按照時。Imake和xmkmf完成這個任務。</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style:font-face style:name="新細明體" svg:font-family="新細明體"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新細明體" style:font-size-asian="12pt" style:language-asian="zh" style:country-asian="TW"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Mincho" style:font-size-asian="14pt" style:font-name-complex="Tahoma" style:font-size-complex="14pt"/>
    </style:style>
    <style:style style:name="Heading_20_2" style:display-name="Heading 2" style:family="paragraph" style:parent-style-name="Heading" style:next-style-name="Text_20_body" style:class="text">
      <style:text-properties style:font-name="Times New Roman" fo:font-size="18pt" fo:font-weight="bold" style:font-name-asian="新細明體" style:font-size-asian="18pt" style:font-weight-asian="bold" style:font-name-complex="Tahoma" style:font-size-complex="18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1-04-12T20:03:28.95</dc:date>
    <meta:editing-duration>PT00H27M46S</meta:editing-duration>
    <meta:editing-cycles>6</meta:editing-cycles>
    <meta:generator>OpenOffice.org/3.0$Win32 OpenOffice.org_project/300m9$Build-9358</meta:generator>
    <meta:document-statistic meta:table-count="0" meta:image-count="0" meta:object-count="0" meta:page-count="2" meta:paragraph-count="27" meta:word-count="857" meta:character-count="2128"/>
    <meta:user-defined meta:name="資訊 1"/>
    <meta:user-defined meta:name="資訊 2"/>
    <meta:user-defined meta:name="資訊 3"/>
    <meta:user-defined meta:name="資訊 4"/>
  </office:meta>
</office:document-meta>
</file>